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ici un résumé des principaux <text:span text:style-name="Strong_20_Emphasis">design patterns</text:span> mentionnés dans votre fichier, classés par catégories :</text:p>
      <text:p text:style-name="Horizontal_20_Line"/>
      <text:h text:style-name="Heading_20_3" text:outline-level="3">1. <text:span text:style-name="Strong_20_Emphasis">Patrons Créationnels</text:span></text:h>
      <text:p text:style-name="Text_20_body">Ils gèrent la création d'objets de manière à cacher leur complexité et à promouvoir la flexibilité.</text:p>
      <text:list text:style-name="L1">
        <text:list-item>
          <text:p text:style-name="P2"><text:span text:style-name="Strong_20_Emphasis">Abstract Factory</text:span> : Crée des familles d’objets liés sans spécifier leurs classes concrètes. </text:p>
        </text:list-item>
        <text:list-item>
          <text:p text:style-name="P2"><text:span text:style-name="Strong_20_Emphasis">Builder</text:span> : Sépare la construction d’un objet complexe de sa représentation, permettant différentes représentations. </text:p>
        </text:list-item>
        <text:list-item>
          <text:p text:style-name="P2"><text:span text:style-name="Strong_20_Emphasis">Factory Method</text:span> : Définit une méthode pour créer un objet, laissant le choix des sous-classes à instancier. </text:p>
        </text:list-item>
        <text:list-item>
          <text:p text:style-name="P2"><text:span text:style-name="Strong_20_Emphasis">Prototype</text:span> : Crée de nouveaux objets en clonant des instances existantes. </text:p>
        </text:list-item>
        <text:list-item>
          <text:p text:style-name="P1"><text:span text:style-name="Strong_20_Emphasis">Singleton</text:span> : Garantit qu’une classe n’a qu’une seule instance et fournit un point d’accès global à celle-ci. </text:p>
        </text:list-item>
      </text:list>
      <text:p text:style-name="Horizontal_20_Line"/>
      <text:h text:style-name="Heading_20_3" text:outline-level="3">2. <text:span text:style-name="Strong_20_Emphasis">Patrons Structurels</text:span></text:h>
      <text:p text:style-name="Text_20_body">Ils facilitent la composition d’objets ou de classes, mettant l’accent sur la simplification des relations.</text:p>
      <text:list text:style-name="L2">
        <text:list-item>
          <text:p text:style-name="P4"><text:span text:style-name="Strong_20_Emphasis">Adapter</text:span> : Convertit l’interface d’une classe en une autre interface attendue par les clients. </text:p>
        </text:list-item>
        <text:list-item>
          <text:p text:style-name="P4"><text:span text:style-name="Strong_20_Emphasis">Bridge</text:span> : Sépare l’abstraction de son implémentation pour qu’elles évoluent indépendamment. </text:p>
        </text:list-item>
        <text:list-item>
          <text:p text:style-name="P4"><text:span text:style-name="Strong_20_Emphasis">Composite</text:span> : Structure des objets en arborescence pour traiter les éléments individuels et les compositions de manière uniforme. </text:p>
        </text:list-item>
        <text:list-item>
          <text:p text:style-name="P4"><text:span text:style-name="Strong_20_Emphasis">Decorator</text:span> : Ajoute dynamiquement des fonctionnalités supplémentaires à un objet sans modifier son interface. </text:p>
        </text:list-item>
        <text:list-item>
          <text:p text:style-name="P4"><text:span text:style-name="Strong_20_Emphasis">Facade</text:span> : Fournit une interface unifiée à un ensemble d’interfaces dans un système, simplifiant son utilisation. </text:p>
        </text:list-item>
        <text:list-item>
          <text:p text:style-name="P4"><text:span text:style-name="Strong_20_Emphasis">Flyweight</text:span> : Partage efficacement de nombreux petits objets similaires pour réduire l'utilisation de la mémoire. </text:p>
        </text:list-item>
        <text:list-item>
          <text:p text:style-name="P3"><text:span text:style-name="Strong_20_Emphasis">Proxy</text:span> : Fournit un substitut ou un intermédiaire pour contrôler l'accès à un objet. </text:p>
        </text:list-item>
      </text:list>
      <text:p text:style-name="Horizontal_20_Line"/>
      <text:h text:style-name="Heading_20_3" text:outline-level="3">3. <text:span text:style-name="Strong_20_Emphasis">Patrons Comportementaux</text:span></text:h>
      <text:p text:style-name="Text_20_body">Ils définissent la manière dont les objets interagissent et distribuent leurs responsabilités.</text:p>
      <text:list text:style-name="L3">
        <text:list-item>
          <text:p text:style-name="P6"><text:span text:style-name="Strong_20_Emphasis">Chain of Responsibility</text:span> : Passe une requête le long d’une chaîne d’objets jusqu’à ce que l’un d’eux la traite. </text:p>
        </text:list-item>
        <text:list-item>
          <text:p text:style-name="P6"><text:span text:style-name="Strong_20_Emphasis">Command</text:span> : Transforme une requête en objet, facilitant des opérations comme l’annulation ou la mise en file. </text:p>
        </text:list-item>
        <text:list-item>
          <text:p text:style-name="P6"><text:span text:style-name="Strong_20_Emphasis">Interpreter</text:span> : Donne une représentation objet à une grammaire et interprète les expressions correspondantes. </text:p>
        </text:list-item>
        <text:list-item>
          <text:p text:style-name="P6"><text:soft-page-break/><text:span text:style-name="Strong_20_Emphasis">Iterator</text:span> : Permet de parcourir les éléments d’une collection sans exposer sa représentation interne. </text:p>
        </text:list-item>
        <text:list-item>
          <text:p text:style-name="P6"><text:span text:style-name="Strong_20_Emphasis">Mediator</text:span> : Définit un objet qui contrôle les interactions entre un groupe d'objets sans qu'ils aient besoin de se connaître directement. </text:p>
        </text:list-item>
        <text:list-item>
          <text:p text:style-name="P6"><text:span text:style-name="Strong_20_Emphasis">Memento</text:span> : Capture et restaure l’état interne d’un objet sans violer son encapsulation. </text:p>
        </text:list-item>
        <text:list-item>
          <text:p text:style-name="P6"><text:span text:style-name="Strong_20_Emphasis">Observer</text:span> : Notifie automatiquement plusieurs objets des changements d'état d’un sujet. </text:p>
        </text:list-item>
        <text:list-item>
          <text:p text:style-name="P6"><text:span text:style-name="Strong_20_Emphasis">State</text:span> : Permet à un objet de modifier son comportement en fonction de son état interne. </text:p>
        </text:list-item>
        <text:list-item>
          <text:p text:style-name="P6"><text:span text:style-name="Strong_20_Emphasis">Strategy</text:span> : Définit une famille d’algorithmes interchangeables dynamiquement. </text:p>
        </text:list-item>
        <text:list-item>
          <text:p text:style-name="P6"><text:span text:style-name="Strong_20_Emphasis">Template Method</text:span> : Définit la structure d’un algorithme en déléguant certaines étapes aux sous-classes. </text:p>
        </text:list-item>
        <text:list-item>
          <text:p text:style-name="P5"><text:span text:style-name="Strong_20_Emphasis">Visitor</text:span> : Ajoute de nouvelles opérations à une structure d’objets sans modifier leurs classes. </text:p>
        </text:list-item>
      </text:list>
      <text:p text:style-name="Horizontal_20_Line"/>
      <text:h text:style-name="Heading_20_3" text:outline-level="3">Domaines d’utilisation</text:h>
      <text:list text:style-name="L4">
        <text:list-item>
          <text:p text:style-name="P8">Ces patterns sont choisis en fonction des <text:span text:style-name="Strong_20_Emphasis">besoins spécifiques</text:span> d'un système, tels que : </text:p>
          <text:list>
            <text:list-item>
              <text:p text:style-name="P8">La création flexible d’objets (créationnels). </text:p>
            </text:list-item>
            <text:list-item>
              <text:p text:style-name="P8">La simplification des relations entre objets (structurels). </text:p>
            </text:list-item>
            <text:list-item>
              <text:p text:style-name="P7">La gestion efficace des interactions et comportements (comportementaux). </text:p>
            </text:list-item>
          </text:list>
        </text:list-item>
      </text:list>
      <text:p text:style-name="Horizontal_20_Line"/>
      <text:p text:style-name="Text_20_body">Voici des exemples d'utilisation pour chaque design pattern mentionné, afin d'illustrer leurs applications pratiques :</text:p>
      <text:p text:style-name="Horizontal_20_Line"/>
      <text:h text:style-name="Heading_20_3" text:outline-level="3"><text:span text:style-name="Strong_20_Emphasis">1. Patrons Créationnels</text:span></text:h>
      <text:h text:style-name="Heading_20_4" text:outline-level="4"><text:span text:style-name="Strong_20_Emphasis">Abstract Factory</text:span></text:h>
      <text:p text:style-name="Text_20_body"><text:span text:style-name="Strong_20_Emphasis">Exemple</text:span> : Création de composants graphiques multiplateformes (boutons, fenêtres).</text:p>
      <text:list text:style-name="L5">
        <text:list-item>
          <text:p text:style-name="P9">Une usine générique fournit des composants adaptés à Windows ou macOS sans que le client connaisse leur implémentation. </text:p>
        </text:list-item>
      </text:list>
      <text:p text:style-name="Horizontal_20_Line"/>
      <text:h text:style-name="Heading_20_4" text:outline-level="4"><text:span text:style-name="Strong_20_Emphasis">Builder</text:span></text:h>
      <text:p text:style-name="Text_20_body"><text:span text:style-name="Strong_20_Emphasis">Exemple</text:span> : Génération de documents complexes (PDF ou HTML).</text:p>
      <text:list text:style-name="L6">
        <text:list-item>
          <text:p text:style-name="P10">Un constructeur assemble les sections du document selon le format demandé par le client. </text:p>
        </text:list-item>
      </text:list>
      <text:p text:style-name="Horizontal_20_Line"/>
      <text:h text:style-name="Heading_20_4" text:outline-level="4"><text:span text:style-name="Strong_20_Emphasis">Factory Method</text:span></text:h>
      <text:p text:style-name="Text_20_body"><text:span text:style-name="Strong_20_Emphasis">Exemple</text:span> : Création de commandes selon le mode de paiement.</text:p>
      <text:list text:style-name="L7">
        <text:list-item>
          <text:p text:style-name="P11"><text:span text:style-name="Source_20_Text">CommandeComptant</text:span> ou <text:span text:style-name="Source_20_Text">CommandeCredit</text:span> est créé dynamiquement en fonction du type de client. </text:p>
        </text:list-item>
      </text:list>
      <text:p text:style-name="Horizontal_20_Line"/>
      <text:h text:style-name="Heading_20_4" text:outline-level="4"><text:soft-page-break/><text:span text:style-name="Strong_20_Emphasis">Prototype</text:span></text:h>
      <text:p text:style-name="Text_20_body"><text:span text:style-name="Strong_20_Emphasis">Exemple</text:span> : Gestion d'un jeu où les ennemis doivent être dupliqués.</text:p>
      <text:list text:style-name="L8">
        <text:list-item>
          <text:p text:style-name="P12">Les modèles d'ennemis (prototypes) sont clonés pour générer de nouvelles instances rapidement. </text:p>
        </text:list-item>
      </text:list>
      <text:p text:style-name="Horizontal_20_Line"/>
      <text:h text:style-name="Heading_20_4" text:outline-level="4"><text:span text:style-name="Strong_20_Emphasis">Singleton</text:span></text:h>
      <text:p text:style-name="Text_20_body"><text:span text:style-name="Strong_20_Emphasis">Exemple</text:span> : Gestionnaire de base de données ou gestion des paramètres globaux.</text:p>
      <text:list text:style-name="L9">
        <text:list-item>
          <text:p text:style-name="P13">Une seule instance de la classe contrôle l’accès aux connexions ou aux paramètres. </text:p>
        </text:list-item>
      </text:list>
      <text:p text:style-name="Horizontal_20_Line"/>
      <text:h text:style-name="Heading_20_3" text:outline-level="3"><text:span text:style-name="Strong_20_Emphasis">2. Patrons Structurels</text:span></text:h>
      <text:h text:style-name="Heading_20_4" text:outline-level="4"><text:span text:style-name="Strong_20_Emphasis">Adapter</text:span></text:h>
      <text:p text:style-name="Text_20_body"><text:span text:style-name="Strong_20_Emphasis">Exemple</text:span> : Intégration de fichiers PDF dans un système conçu pour gérer des documents HTML.</text:p>
      <text:list text:style-name="L10">
        <text:list-item>
          <text:p text:style-name="P14">Un adaptateur convertit les appels destinés à des documents HTML pour qu’ils soient compatibles avec les PDF. </text:p>
        </text:list-item>
      </text:list>
      <text:p text:style-name="Horizontal_20_Line"/>
      <text:h text:style-name="Heading_20_4" text:outline-level="4"><text:span text:style-name="Strong_20_Emphasis">Bridge</text:span></text:h>
      <text:p text:style-name="Text_20_body"><text:span text:style-name="Strong_20_Emphasis">Exemple</text:span> : Interface utilisateur avec différentes plateformes (HTML, Applet Java).</text:p>
      <text:list text:style-name="L11">
        <text:list-item>
          <text:p text:style-name="P15">Une abstraction (<text:span text:style-name="Source_20_Text">Formulaire</text:span>) est liée dynamiquement à une implémentation (<text:span text:style-name="Source_20_Text">FormulaireHTML</text:span> ou <text:span text:style-name="Source_20_Text">FormulaireApplet</text:span>). </text:p>
        </text:list-item>
      </text:list>
      <text:p text:style-name="Horizontal_20_Line"/>
      <text:h text:style-name="Heading_20_4" text:outline-level="4"><text:span text:style-name="Strong_20_Emphasis">Composite</text:span></text:h>
      <text:p text:style-name="Text_20_body"><text:span text:style-name="Strong_20_Emphasis">Exemple</text:span> : Gestion d'une structure d'organisation (sociétés et filiales).</text:p>
      <text:list text:style-name="L12">
        <text:list-item>
          <text:p text:style-name="P16">Une société mère peut contenir des sociétés filles, et toutes répondent à la même interface, permettant une manipulation uniforme. </text:p>
        </text:list-item>
      </text:list>
      <text:p text:style-name="Horizontal_20_Line"/>
      <text:h text:style-name="Heading_20_4" text:outline-level="4"><text:span text:style-name="Strong_20_Emphasis">Decorator</text:span></text:h>
      <text:p text:style-name="Text_20_body"><text:span text:style-name="Strong_20_Emphasis">Exemple</text:span> : Ajout de fonctionnalités dynamiques à une application graphique.</text:p>
      <text:list text:style-name="L13">
        <text:list-item>
          <text:p text:style-name="P17">Un décorateur ajoute un cadre ou un logo à une fenêtre déjà existante. </text:p>
        </text:list-item>
      </text:list>
      <text:p text:style-name="Horizontal_20_Line"/>
      <text:h text:style-name="Heading_20_4" text:outline-level="4"><text:span text:style-name="Strong_20_Emphasis">Facade</text:span></text:h>
      <text:p text:style-name="Text_20_body"><text:span text:style-name="Strong_20_Emphasis">Exemple</text:span> : Simplification d’un accès à un système de vente de véhicules via un service web.</text:p>
      <text:list text:style-name="L14">
        <text:list-item>
          <text:p text:style-name="P18">Une façade (<text:span text:style-name="Source_20_Text">WebServiceAuto</text:span>) masque la complexité des modules internes comme le catalogue ou la gestion des commandes. </text:p>
        </text:list-item>
      </text:list>
      <text:p text:style-name="Horizontal_20_Line"><text:soft-page-break/></text:p>
      <text:h text:style-name="Heading_20_4" text:outline-level="4"><text:span text:style-name="Strong_20_Emphasis">Flyweight</text:span></text:h>
      <text:p text:style-name="Text_20_body"><text:span text:style-name="Strong_20_Emphasis">Exemple</text:span> : Gestion des options pour un véhicule.</text:p>
      <text:list text:style-name="L15">
        <text:list-item>
          <text:p text:style-name="P19">Les options communes (comme les couleurs ou les finitions) sont partagées pour économiser de la mémoire. </text:p>
        </text:list-item>
      </text:list>
      <text:p text:style-name="Horizontal_20_Line"/>
      <text:h text:style-name="Heading_20_4" text:outline-level="4"><text:span text:style-name="Strong_20_Emphasis">Proxy</text:span></text:h>
      <text:p text:style-name="Text_20_body"><text:span text:style-name="Strong_20_Emphasis">Exemple</text:span> : Contrôle d'accès à une base de données distante.</text:p>
      <text:list text:style-name="L16">
        <text:list-item>
          <text:p text:style-name="P20">Un proxy limite les requêtes non autorisées ou met en cache les réponses fréquentes. </text:p>
        </text:list-item>
      </text:list>
      <text:p text:style-name="Horizontal_20_Line"/>
      <text:h text:style-name="Heading_20_3" text:outline-level="3"><text:span text:style-name="Strong_20_Emphasis">3. Patrons Comportementaux</text:span></text:h>
      <text:h text:style-name="Heading_20_4" text:outline-level="4"><text:span text:style-name="Strong_20_Emphasis">Chain of Responsibility</text:span></text:h>
      <text:p text:style-name="Text_20_body"><text:span text:style-name="Strong_20_Emphasis">Exemple</text:span> : Gestion des requêtes de support technique.</text:p>
      <text:list text:style-name="L17">
        <text:list-item>
          <text:p text:style-name="P21">Chaque niveau de support (technicien, spécialiste, superviseur) traite ou transmet la requête au suivant. </text:p>
        </text:list-item>
      </text:list>
      <text:p text:style-name="Horizontal_20_Line"/>
      <text:h text:style-name="Heading_20_4" text:outline-level="4"><text:span text:style-name="Strong_20_Emphasis">Command</text:span></text:h>
      <text:p text:style-name="Text_20_body"><text:span text:style-name="Strong_20_Emphasis">Exemple</text:span> : Boutons d'annulation et de rétablissement dans un éditeur de texte.</text:p>
      <text:list text:style-name="L18">
        <text:list-item>
          <text:p text:style-name="P22">Chaque action utilisateur est encapsulée dans une commande qui peut être exécutée ou annulée. </text:p>
        </text:list-item>
      </text:list>
      <text:p text:style-name="Horizontal_20_Line"/>
      <text:h text:style-name="Heading_20_4" text:outline-level="4"><text:span text:style-name="Strong_20_Emphasis">Interpreter</text:span></text:h>
      <text:p text:style-name="Text_20_body"><text:span text:style-name="Strong_20_Emphasis">Exemple</text:span> : Évaluation d'expressions mathématiques.</text:p>
      <text:list text:style-name="L19">
        <text:list-item>
          <text:p text:style-name="P23">Un interpréteur traduit et calcule des chaînes comme <text:span text:style-name="Source_20_Text">(2 + 3) * 4</text:span>. </text:p>
        </text:list-item>
      </text:list>
      <text:p text:style-name="Horizontal_20_Line"/>
      <text:h text:style-name="Heading_20_4" text:outline-level="4"><text:span text:style-name="Strong_20_Emphasis">Iterator</text:span></text:h>
      <text:p text:style-name="Text_20_body"><text:span text:style-name="Strong_20_Emphasis">Exemple</text:span> : Parcourir une collection d'objets (comme une liste de produits).</text:p>
      <text:list text:style-name="L20">
        <text:list-item>
          <text:p text:style-name="P24">L'itérateur fournit une manière uniforme de naviguer dans les éléments sans exposer la structure interne. </text:p>
        </text:list-item>
      </text:list>
      <text:p text:style-name="Horizontal_20_Line"/>
      <text:h text:style-name="Heading_20_4" text:outline-level="4"><text:span text:style-name="Strong_20_Emphasis">Mediator</text:span></text:h>
      <text:p text:style-name="Text_20_body"><text:span text:style-name="Strong_20_Emphasis">Exemple</text:span> : Gestion des interactions dans un système de chat.</text:p>
      <text:list text:style-name="L21">
        <text:list-item>
          <text:p text:style-name="P25"><text:soft-page-break/>Un médiateur centralise les communications entre plusieurs utilisateurs. </text:p>
        </text:list-item>
      </text:list>
      <text:p text:style-name="Horizontal_20_Line"/>
      <text:h text:style-name="Heading_20_4" text:outline-level="4"><text:span text:style-name="Strong_20_Emphasis">Memento</text:span></text:h>
      <text:p text:style-name="Text_20_body"><text:span text:style-name="Strong_20_Emphasis">Exemple</text:span> : Fonctionnalité "Undo/Redo" dans un éditeur de texte.</text:p>
      <text:list text:style-name="L22">
        <text:list-item>
          <text:p text:style-name="P26">Chaque état du document est sauvegardé dans un memento pour permettre un retour à une version précédente. </text:p>
        </text:list-item>
      </text:list>
      <text:p text:style-name="Horizontal_20_Line"/>
      <text:h text:style-name="Heading_20_4" text:outline-level="4"><text:span text:style-name="Strong_20_Emphasis">Observer</text:span></text:h>
      <text:p text:style-name="Text_20_body"><text:span text:style-name="Strong_20_Emphasis">Exemple</text:span> : Notifications en temps réel dans une application météo.</text:p>
      <text:list text:style-name="L23">
        <text:list-item>
          <text:p text:style-name="P27">Les abonnés sont avertis dès qu'une nouvelle mise à jour est disponible. </text:p>
        </text:list-item>
      </text:list>
      <text:p text:style-name="Horizontal_20_Line"/>
      <text:h text:style-name="Heading_20_4" text:outline-level="4"><text:span text:style-name="Strong_20_Emphasis">State</text:span></text:h>
      <text:p text:style-name="Text_20_body"><text:span text:style-name="Strong_20_Emphasis">Exemple</text:span> : Gestion des états d’un automate (par exemple, un distributeur automatique).</text:p>
      <text:list text:style-name="L24">
        <text:list-item>
          <text:p text:style-name="P28">Les comportements changent selon l'état actuel (<text:span text:style-name="Source_20_Text">en attente</text:span>, <text:span text:style-name="Source_20_Text">en cours</text:span>, <text:span text:style-name="Source_20_Text">livraison</text:span>). </text:p>
        </text:list-item>
      </text:list>
      <text:p text:style-name="Horizontal_20_Line"/>
      <text:h text:style-name="Heading_20_4" text:outline-level="4"><text:span text:style-name="Strong_20_Emphasis">Strategy</text:span></text:h>
      <text:p text:style-name="Text_20_body"><text:span text:style-name="Strong_20_Emphasis">Exemple</text:span> : Tri d’une liste selon différents algorithmes.</text:p>
      <text:list text:style-name="L25">
        <text:list-item>
          <text:p text:style-name="P29">L'utilisateur choisit entre un tri rapide, un tri par fusion ou un tri par insertion. </text:p>
        </text:list-item>
      </text:list>
      <text:p text:style-name="Horizontal_20_Line"/>
      <text:h text:style-name="Heading_20_4" text:outline-level="4"><text:span text:style-name="Strong_20_Emphasis">Template Method</text:span></text:h>
      <text:p text:style-name="Text_20_body"><text:span text:style-name="Strong_20_Emphasis">Exemple</text:span> : Calcul de la TVA selon les régions.</text:p>
      <text:list text:style-name="L26">
        <text:list-item>
          <text:p text:style-name="P30">Une méthode commune est définie dans une classe abstraite, tandis que les taux spécifiques sont implémentés dans des sous-classes. </text:p>
        </text:list-item>
      </text:list>
      <text:p text:style-name="Horizontal_20_Line"/>
      <text:h text:style-name="Heading_20_4" text:outline-level="4"><text:span text:style-name="Strong_20_Emphasis">Visitor</text:span></text:h>
      <text:p text:style-name="Text_20_body"><text:span text:style-name="Strong_20_Emphasis">Exemple</text:span> : Analyse syntaxique d’un fichier XML.</text:p>
      <text:list text:style-name="L27">
        <text:list-item>
          <text:p text:style-name="P31">Un visiteur traverse chaque nœud (balise, texte, attribut) et applique des opérations spécifiques. </text:p>
        </text:list-item>
      </text:list>
      <text:p text:style-name="Horizontal_20_Line"/>
      <text:h text:style-name="Heading_20_3" text:outline-level="3">Conclusion</text:h>
      <text:p text:style-name="Text_20_body">Ces exemples montrent comment chaque pattern répond à un problème de conception spécifique. Si vous avez besoin d'un exemple de code pour un pattern particulier, je peux le développer !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08:21:56.932438455</meta:creation-date>
    <dc:date>2024-11-30T08:30:29.418095966</dc:date>
    <meta:editing-duration>PT8M3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6" meta:paragraph-count="110" meta:word-count="1129" meta:character-count="7482" meta:non-whitespace-character-count="6463"/>
  </office:meta>
</office:document-meta>
</file>